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B0B155DB80BC20DF64.png" manifest:media-type="image/png"/>
  <manifest:file-entry manifest:full-path="Pictures/10000000000004B20000033D4C51022422D4F4F4.png" manifest:media-type="image/png"/>
  <manifest:file-entry manifest:full-path="Pictures/10000000000004B20000023122BA913C1758F34D.png" manifest:media-type="image/png"/>
  <manifest:file-entry manifest:full-path="Pictures/10000000000004B20000026D9BBE80A74138474A.png" manifest:media-type="image/png"/>
  <manifest:file-entry manifest:full-path="Pictures/10000000000004B2000002208243B513A1541CED.png" manifest:media-type="image/png"/>
  <manifest:file-entry manifest:full-path="Pictures/10000000000004B20000025B6D4A48F1CD175CA5.png" manifest:media-type="image/png"/>
  <manifest:file-entry manifest:full-path="Pictures/10000000000004B20000020F99E9CF23CF935415.png" manifest:media-type="image/png"/>
  <manifest:file-entry manifest:full-path="Pictures/10000000000004B2000001E4D31E4D1C6499C9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098cm, 5.328cm, 1.992cm, 0.05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cm, 6.224cm, 1.699cm, 0.55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84cm, 6.344cm, 0.526cm, 0.56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1cm, 6.257cm, 0.669cm, 0.526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79cm, 6.276cm, 1.249cm, 0.634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94cm, 6.217cm, 1.27cm, 0.566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94cm, 6.217cm, 4.191cm, 0.56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842cm" svg:x="2.361cm" svg:y="1.668cm">
          <draw:image xlink:href="Pictures/10000000000004B20000023122BA913C1758F34D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20.208cm" svg:y="12.446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8506.9346733668 -28362.39615216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20.193cm" svg:y="12.448cm">
          <text:p text:style-name="P2">Create New</text:p>
          <text:p text:style-name="P2">Constraint</text:p>
          <draw:enhanced-geometry svg:viewBox="0 0 21600 21600" draw:glue-points="10800 0 0 10800 10800 21600 21600 10800 ?f40 ?f41" draw:text-areas="0 0 21600 21600" draw:type="rectangular-callout" draw:modifiers="33622.9145728643 8160.209881941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23.803cm" svg:y1="12.446cm" svg:x2="25.2cm" svg:y2="12.446cm">
          <text:p/>
        </draw:line>
        <draw:frame draw:style-name="gr4" draw:text-style-name="P1" draw:layer="layout" svg:width="26.415cm" svg:height="13.842cm" svg:x="3.048cm" svg:y="18.289cm">
          <draw:image xlink:href="Pictures/10000000000004B20000033D4C51022422D4F4F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018cm" svg:height="6.73cm" svg:x="1.652cm" svg:y="1.524cm">
          <draw:image xlink:href="Pictures/10000000000004B20000026D9BBE80A74138474A.png" xlink:type="simple" xlink:show="embed" xlink:actuate="onLoad">
            <text:p/>
          </draw:image>
        </draw:frame>
        <draw:frame draw:style-name="gr6" draw:text-style-name="P1" draw:layer="layout" svg:width="24.891cm" svg:height="13.842cm" svg:x="1.778cm" svg:y="9.272cm">
          <draw:image xlink:href="Pictures/10000000000004B20000025B6D4A48F1CD175CA5.png" xlink:type="simple" xlink:show="embed" xlink:actuate="onLoad">
            <text:p/>
          </draw:image>
        </draw:frame>
        <draw:frame draw:style-name="gr7" draw:text-style-name="P1" draw:layer="layout" svg:width="25.018cm" svg:height="11.302cm" svg:x="1.906cm" svg:y="24.258cm">
          <draw:image xlink:href="Pictures/10000000000004B20000020F99E9CF23CF935415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8" draw:text-style-name="P2" draw:layer="layout" svg:width="24.891cm" svg:height="6.476cm" svg:x="1.651cm" svg:y="1.652cm">
          <draw:image xlink:href="Pictures/10000000000004B2000001E4D31E4D1C6499C97C.png" xlink:type="simple" xlink:show="embed" xlink:actuate="onLoad">
            <text:p/>
          </draw:image>
        </draw:frame>
        <draw:frame draw:style-name="gr9" draw:text-style-name="P2" draw:layer="layout" svg:width="25.018cm" svg:height="11.937cm" svg:x="1.905cm" svg:y="9.525cm">
          <draw:image xlink:href="Pictures/10000000000004B2000002B0B155DB80BC20DF64.png" xlink:type="simple" xlink:show="embed" xlink:actuate="onLoad">
            <text:p/>
          </draw:image>
        </draw:frame>
        <draw:frame draw:style-name="gr10" draw:text-style-name="P2" draw:layer="layout" svg:width="25.018cm" svg:height="5.206cm" svg:x="2.287cm" svg:y="22.734cm">
          <draw:image xlink:href="Pictures/10000000000004B2000002208243B513A1541C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0T11:06:39.771652091</dc:date>
    <meta:editing-duration>P1DT3H27M34S</meta:editing-duration>
    <meta:editing-cycles>45</meta:editing-cycles>
    <meta:generator>LibreOffice/6.0.7.3$Linux_X86_64 LibreOffice_project/00m0$Build-3</meta:generator>
    <meta:document-statistic meta:object-count="11"/>
  </office:meta>
</office:document-meta>
</file>